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tags</text:p>
          </table:table-cell>
          <table:table-cell office:value-type="string">
            <text:p>empire_unique</text:p>
          </table:table-cell>
          <table:table-cell office:value-type="string">
            <text:p>is_listed</text:p>
          </table:table-cell>
          <table:table-cell office:value-type="string">
            <text:p>base_buildtime</text:p>
          </table:table-cell>
          <table:table-cell office:value-type="string">
            <text:p>cost</text:p>
          </table:table-cell>
          <table:table-cell office:value-type="string">
            <text:p/>
          </table:table-cell>
          <table:table-cell office:value-type="string">
            <text:p>potential</text:p>
          </table:table-cell>
          <table:table-cell office:value-type="string">
            <text:p/>
          </table:table-cell>
          <table:table-cell office:value-type="string">
            <text:p>allow</text:p>
          </table:table-cell>
          <table:table-cell office:value-type="string">
            <text:p>prerequisites</text:p>
          </table:table-cell>
          <table:table-cell office:value-type="string">
            <text:p>show_tech_unlock_if</text:p>
          </table:table-cell>
          <table:table-cell office:value-type="string">
            <text:p>destroy_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untry_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ed_resourc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i_allo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i_we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quired_resource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</text:p>
          </table:table-cell>
          <table:table-cell office:value-type="string">
            <text:p>influence</text:p>
          </table:table-cell>
          <table:table-cell office:value-type="string">
            <text:p>planet_is_capital</text:p>
          </table:table-cell>
          <table:table-cell office:value-type="string">
            <text:p>owner</text:p>
          </table:table-cell>
          <table:table-cell office:value-type="string">
            <text:p>requires_capital_3</text:p>
          </table:table-cell>
          <table:table-cell office:value-type="string">
            <text:p/>
          </table:table-cell>
          <table:table-cell office:value-type="string">
            <text:p>is_machine_empire</text:p>
          </table:table-cell>
          <table:table-cell office:value-type="string">
            <text:p>destroy_if_conditions_organic_empire_unique_buildings</text:p>
          </table:table-cell>
          <table:table-cell office:value-type="string">
            <text:p>destroy_if_conditions_psi_corps</text:p>
          </table:table-cell>
          <table:table-cell office:value-type="string">
            <text:p>destroy_if_conditions_machine_empire_unique_buildings</text:p>
          </table:table-cell>
          <table:table-cell office:value-type="string">
            <text:p>planet_is_capital</text:p>
          </table:table-cell>
          <table:table-cell office:value-type="string">
            <text:p>tile_resource_energy_mult</text:p>
          </table:table-cell>
          <table:table-cell office:value-type="string">
            <text:p>pop_government_ethic_attraction</text:p>
          </table:table-cell>
          <table:table-cell office:value-type="string">
            <text:p>planet_unrest_mult</text:p>
          </table:table-cell>
          <table:table-cell office:value-type="string">
            <text:p>all_technology_research_speed</text:p>
          </table:table-cell>
          <table:table-cell office:value-type="string">
            <text:p>energy</text:p>
          </table:table-cell>
          <table:table-cell office:value-type="string">
            <text:p>unity</text:p>
          </table:table-cell>
          <table:table-cell office:value-type="string">
            <text:p>engineering_research</text:p>
          </table:table-cell>
          <table:table-cell office:value-type="string">
            <text:p>physics_research</text:p>
          </table:table-cell>
          <table:table-cell office:value-type="string">
            <text:p>society_research</text:p>
          </table:table-cell>
          <table:table-cell office:value-type="string">
            <text:p>energy_buildings_ai_allow</text:p>
          </table:table-cell>
          <table:table-cell office:value-type="string">
            <text:p>empire_unique_prerequisite</text:p>
          </table:table-cell>
          <table:table-cell office:value-type="string">
            <text:p>unity_buildings_ai_allow</text:p>
          </table:table-cell>
          <table:table-cell office:value-type="string">
            <text:p>general_research_buildings_ai_allow</text:p>
          </table:table-cell>
          <table:table-cell office:value-type="string">
            <text:p>physics_research_buildings_ai_allow</text:p>
          </table:table-cell>
          <table:table-cell office:value-type="string">
            <text:p>weight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erg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ascension_per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factor</text:p>
          </table:table-cell>
          <table:table-cell office:value-type="string">
            <text:p>from.owner</text:p>
          </table:table-cell>
          <table:table-cell office:value-type="string">
            <text:p/>
          </table:table-cell>
          <table:table-cell office:value-type="string">
            <text:p>from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country_flag</text:p>
          </table:table-cell>
          <table:table-cell office:value-type="string">
            <text:p>OR</text:p>
          </table:table-cell>
          <table:table-cell office:value-type="string">
            <text:p>has_planet_flag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country_fla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galactic_stock_exchange</text:p>
          </table:table-cell>
          <table:table-cell office:value-type="string">
            <text:p>{ empire_unique_building }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720</text:p>
          </table:table-cell>
          <table:table-cell office:value-type="string">
            <text:p>300</text:p>
          </table:table-cell>
          <table:table-cell office:value-type="string">
            <text:p>15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{ "tech_galactic_markets" }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energy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energy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ministry_benevolence</text:p>
          </table:table-cell>
          <table:table-cell office:value-type="string">
            <text:p>{ empire_unique_building }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720</text:p>
          </table:table-cell>
          <table:table-cell office:value-type="string">
            <text:p>300</text:p>
          </table:table-cell>
          <table:table-cell office:value-type="string">
            <text:p>15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{ "tech_galactic_benevolence" }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0</text:p>
          </table:table-cell>
          <table:table-cell office:value-type="string">
            <text:p>-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_ethics_and_unrest_empire_unique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building_institute</text:p>
          </table:table-cell>
          <table:table-cell office:value-type="string">
            <text:p>{ empire_unique_building }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720</text:p>
          </table:table-cell>
          <table:table-cell office:value-type="string">
            <text:p>300</text:p>
          </table:table-cell>
          <table:table-cell office:value-type="string">
            <text:p>15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{ "tech_global_research_initiative" }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>OCC0-0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society_research_focus_factor_1</text:p>
          </table:table-cell>
          <table:table-cell office:value-type="string">
            <text:p/>
          </table:table-cell>
          <table:table-cell office:value-type="string">
            <text:p>10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hysics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society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hysics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psi_corps</text:p>
          </table:table-cell>
          <table:table-cell office:value-type="string">
            <text:p>{ empire_unique_building }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360</text:p>
          </table:table-cell>
          <table:table-cell office:value-type="string">
            <text:p>45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ap_mind_over_matter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5</text:p>
          </table:table-cell>
          <table:table-cell office:value-type="string">
            <text:p>-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_ethics_and_unrest_empire_unique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building_singularity_core</text:p>
          </table:table-cell>
          <table:table-cell office:value-type="string">
            <text:p>{ empire_unique_building }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720</text:p>
          </table:table-cell>
          <table:table-cell office:value-type="string">
            <text:p>500</text:p>
          </table:table-cell>
          <table:table-cell office:value-type="string">
            <text:p>10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{ "tech_singularity_core" }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>OCC0-0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society_research_focus_factor_1</text:p>
          </table:table-cell>
          <table:table-cell office:value-type="string">
            <text:p/>
          </table:table-cell>
          <table:table-cell office:value-type="string">
            <text:p>10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hysics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society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hysics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probability_engine</text:p>
          </table:table-cell>
          <table:table-cell office:value-type="string">
            <text:p>{ empire_unique_building }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360</text:p>
          </table:table-cell>
          <table:table-cell office:value-type="string">
            <text:p>500</text:p>
          </table:table-cell>
          <table:table-cell office:value-type="string">
            <text:p>10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{ "tech_probability_theory" }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0</text:p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energy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energy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akx_worm_3</text:p>
          </table:table-cell>
          <table:table-cell office:value-type="string">
            <text:p>{ empire_unique_building }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80</text:p>
          </table:table-cell>
          <table:table-cell office:value-type="string">
            <text:p>12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{ "tech_akx_worm_3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9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3.6</meta:generator>
  </office:meta>
</office:document-meta>
</file>